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9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43.74mm"/>
    </style:style>
    <style:style style:name="co4" style:family="table-column">
      <style:table-column-properties fo:break-before="auto" style:column-width="11.22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1.91mm"/>
    </style:style>
    <style:style style:name="co8" style:family="table-column">
      <style:table-column-properties fo:break-before="auto" style:column-width="10.94mm"/>
    </style:style>
    <style:style style:name="co9" style:family="table-column">
      <style:table-column-properties fo:break-before="auto" style:column-width="46.21mm"/>
    </style:style>
    <style:style style:name="co10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lanilha4">
      <style:table-properties table:display="true" style:writing-mode="lr-tb"/>
    </style:style>
    <style:style style:name="ta2" style:family="table" style:master-page-name="PageStyle_5f_Planilha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0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2GBvRAM</text:p>
          </table:table-cell>
          <table:covered-table-cell table:number-columns-repeated="23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24" table:number-rows-spanned="1">
            <text:p>1vCPU</text:p>
          </table:table-cell>
          <table:covered-table-cell table:number-columns-repeated="23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6" table:number-rows-spanned="1">
            <text:p>PCNET_PCI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MT_DESKTOP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T_SERVER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cnet_FAST_III</text:p>
          </table:table-cell>
          <table:covered-table-cell table:number-columns-repeated="5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number-columns-repeated="1000"/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0.73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<text:s text:c="5"/>59.094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<text:s text:c="6"/>39042.59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<text:s text:c="6"/>9.14141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<text:s text:c="4"/>132932.6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<text:s text:c="4"/>512.63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<text:s text:c="3"/>64643.58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62707.2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97</text:p>
          </table:table-cell>
          <table:table-cell table:style-name="ce3" office:value-type="string" calcext:value-type="string">
            <text:p><text:s text:c="7"/>65585.2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4" table:number-rows-spanned="1">
            <text:p>2vCPU</text:p>
          </table:table-cell>
          <table:covered-table-cell table:number-columns-repeated="23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6" table:number-rows-spanned="1">
            <text:p>PCNET_PCI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MT_DESKTOP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T_SERVER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cnet_FAST_III</text:p>
          </table:table-cell>
          <table:covered-table-cell table:number-columns-repeated="5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number-columns-repeated="1000"/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0.56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<text:s text:c="4"/>19277.2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<text:s text:c="4"/>39042.59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<text:s text:c="5"/>130665.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<text:s text:c="4"/>130501.7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<text:s text:c="4"/>46455.82</text:p>
          </table:table-cell>
          <table:table-cell office:value-type="string" calcext:value-type="string">
            <text:p>0.61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<text:s text:c="3"/>48814.8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<text:s text:c="3"/>290.433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<text:s text:c="6"/>35920.57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4" table:number-rows-spanned="1">
            <text:p>4vCPU</text:p>
          </table:table-cell>
          <table:covered-table-cell table:number-columns-repeated="23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6" table:number-rows-spanned="1">
            <text:p>PCNET_PCI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MT_DESKTOP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T_SERVER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cnet_FAST_III</text:p>
          </table:table-cell>
          <table:covered-table-cell table:number-columns-repeated="5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number-columns-repeated="1000"/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0.54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<text:s text:c="3"/>36121.1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<text:s text:c="3"/>37922.88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<text:s text:c="5"/>289.599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<text:s text:c="5"/>95643.6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<text:s text:c="4"/>385.5126</text:p>
          </table:table-cell>
          <table:table-cell office:value-type="string" calcext:value-type="string">
            <text:p>0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47154.9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<text:s text:c="3"/>308.241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<text:s text:c="4"/>36927.4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4" table:number-rows-spanned="1">
            <text:p>8vCPU</text:p>
          </table:table-cell>
          <table:covered-table-cell table:number-columns-repeated="23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6" table:number-rows-spanned="1">
            <text:p>PCNET_PCI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MT_DESKTOP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RO_1000_T_SERVER</text:p>
          </table:table-cell>
          <table:covered-table-cell table:number-columns-repeated="5" table:style-name="ce2"/>
          <table:table-cell table:style-name="ce1" office:value-type="string" calcext:value-type="string" table:number-columns-spanned="6" table:number-rows-spanned="1">
            <text:p>Pcnet_FAST_III</text:p>
          </table:table-cell>
          <table:covered-table-cell table:number-columns-repeated="5" table:style-name="ce2"/>
          <table:table-cell table:number-columns-repeated="1000"/>
        </table:table-row>
        <table:table-row table:style-name="ro1"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LXC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DOCKER</text:p>
          </table:table-cell>
          <table:covered-table-cell table:number-columns-repeated="2" table:style-name="ce2"/>
          <table:table-cell table:number-columns-repeated="1000"/>
        </table:table-row>
        <table:table-row table:style-name="ro1"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office:value-type="string" calcext:value-type="string">
            <text:p>HURST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EDIA BANDA TC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0.7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<text:s text:c="2"/>36070.63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<text:s/>39623.7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69</text:p>
          </table:table-cell>
          <table:table-cell office:value-type="string" calcext:value-type="string">
            <text:p><text:s/>316.6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81</text:p>
          </table:table-cell>
          <table:table-cell office:value-type="string" calcext:value-type="string">
            <text:p><text:s/>39393.5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<text:s/>368.608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<text:s/>46892.68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<text:s/>286.260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<text:s/>26227.49</text:p>
          </table:table-cell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3" style:display-name="PageStyle_Planilh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4" style:display-name="PageStyle_Planilh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ério Araújo</meta:initial-creator>
    <meta:creation-date>2018-10-16T20:25:37</meta:creation-date>
    <dc:date>2018-10-16T20:06:14.442533463</dc:date>
    <meta:generator>LibreOffice/6.0.3.2$Linux_X86_64 LibreOffice_project/00m0$Build-2</meta:generator>
    <meta:editing-duration>PT9M5S</meta:editing-duration>
    <meta:editing-cycles>1</meta:editing-cycles>
    <meta:document-statistic meta:table-count="2" meta:cell-count="2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